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/>
    <style:style style:name="ACOL-13" style:family="table-column">
      <style:table-column-properties style:column-width="104.25pt" style:use-optimal-column-width="false"/>
    </style:style>
    <style:style style:name="ACOL-14" style:family="table-column">
      <style:table-column-properties style:column-width="104.2pt" style:use-optimal-column-width="false"/>
    </style:style>
    <style:style style:name="ACOL-15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7"/>
        <table:table-column table:style-name="ACOL-9"/>
        <table:table-column table:style-name="ACOL-7" table:number-columns-repeated="2"/>
        <table:table-column table:style-name="ACOL-10"/>
        <table:table-column table:style-name="ACOL-11" table:number-columns-repeated="3"/>
        <table:table-column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6000">
            <text:p>46000</text:p>
          </table:table-cell>
          <table:table-cell table:style-name="ACE-3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3.699999999999996">
            <text:p>−53.7</text:p>
          </table:table-cell>
          <table:table-cell table:style-name="ACE-0" office:value-type="float" office:value="13.100000000000001">
            <text:p>13.1</text:p>
          </table:table-cell>
          <table:table-cell table:style-name="ACE-0" office:value-type="float" office:value="13.100000000000001">
            <text:p>13.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5000">
            <text:p>45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700000000000003">
            <text:p>−51.7</text:p>
          </table:table-cell>
          <table:table-cell table:style-name="ACE-0" office:value-type="float" office:value="7.9000000000000057">
            <text:p>7.90000000000001</text:p>
          </table:table-cell>
          <table:table-cell table:style-name="ACE-0" office:value-type="float" office:value="7.9000000000000057">
            <text:p>7.900000000000006</text:p>
          </table:table-cell>
          <table:table-cell table:style-name="ACE-0" office:value-type="string">
            <text:p>OmuraEtal2000,Omura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0400">
            <text:p>60400</text:p>
          </table:table-cell>
          <table:table-cell table:style-name="ACE-3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.839999999999996">
            <text:p>−62.84</text:p>
          </table:table-cell>
          <table:table-cell table:style-name="ACE-0" office:value-type="float" office:value="8.7600000000000122">
            <text:p>8.76000000000001</text:p>
          </table:table-cell>
          <table:table-cell table:style-name="ACE-0" office:value-type="float" office:value="8.7600000000000122">
            <text:p>8.760000000000012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9100">
            <text:p>49100</text:p>
          </table:table-cell>
          <table:table-cell table:style-name="ACE-3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530000000000001">
            <text:p>−65.53</text:p>
          </table:table-cell>
          <table:table-cell table:style-name="ACE-0" office:value-type="float" office:value="5.9300000000000068">
            <text:p>5.93000000000001</text:p>
          </table:table-cell>
          <table:table-cell table:style-name="ACE-0" office:value-type="float" office:value="5.9300000000000068">
            <text:p>5.930000000000007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3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">
            <text:p>−62</text:p>
          </table:table-cell>
          <table:table-cell table:style-name="ACE-0" office:value-type="float" office:value="10.200000000000003">
            <text:p>10.2</text:p>
          </table:table-cell>
          <table:table-cell table:style-name="ACE-0" office:value-type="float" office:value="10.200000000000003">
            <text:p>10.2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3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.099999999999994">
            <text:p>−62.1</text:p>
          </table:table-cell>
          <table:table-cell table:style-name="ACE-0" office:value-type="float" office:value="11.900000000000006">
            <text:p>11.90000000000001</text:p>
          </table:table-cell>
          <table:table-cell table:style-name="ACE-0" office:value-type="float" office:value="11.900000000000006">
            <text:p>11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1000">
            <text:p>41000</text:p>
          </table:table-cell>
          <table:table-cell table:style-name="ACE-3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0.099999999999994">
            <text:p>−50.1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5000">
            <text:p>55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700000000000003">
            <text:p>−68.7</text:p>
          </table:table-cell>
          <table:table-cell table:style-name="ACE-0" office:value-type="float" office:value="8.9000000000000057">
            <text:p>8.90000000000001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8200">
            <text:p>58200</text:p>
          </table:table-cell>
          <table:table-cell table:style-name="ACE-3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109999999999999">
            <text:p>−84.11</text:p>
          </table:table-cell>
          <table:table-cell table:style-name="ACE-0" office:value-type="float" office:value="8.710000000000008">
            <text:p>8.71000000000001</text:p>
          </table:table-cell>
          <table:table-cell table:style-name="ACE-0" office:value-type="float" office:value="8.710000000000008">
            <text:p>8.710000000000008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7800">
            <text:p>678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0.459999999999994">
            <text:p>−50.46</text:p>
          </table:table-cell>
          <table:table-cell table:style-name="ACE-0" office:value-type="float" office:value="10.180000000000007">
            <text:p>10.18000000000001</text:p>
          </table:table-cell>
          <table:table-cell table:style-name="ACE-0" office:value-type="float" office:value="10.180000000000007">
            <text:p>10.18000000000001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7300">
            <text:p>47300</text:p>
          </table:table-cell>
          <table:table-cell table:style-name="ACE-3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.479999999999997">
            <text:p>−62.48</text:p>
          </table:table-cell>
          <table:table-cell table:style-name="ACE-0" office:value-type="float" office:value="5.9200000000000088">
            <text:p>5.92000000000001</text:p>
          </table:table-cell>
          <table:table-cell table:style-name="ACE-0" office:value-type="float" office:value="5.9200000000000088">
            <text:p>5.920000000000009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3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769999999999996">
            <text:p>−54.77</text:p>
          </table:table-cell>
          <table:table-cell table:style-name="ACE-0" office:value-type="float" office:value="6.2900000000000063">
            <text:p>6.29000000000001</text:p>
          </table:table-cell>
          <table:table-cell table:style-name="ACE-0" office:value-type="float" office:value="6.2900000000000063">
            <text:p>6.290000000000006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800">
            <text:p>50800</text:p>
          </table:table-cell>
          <table:table-cell table:style-name="ACE-3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439999999999998">
            <text:p>−54.44</text:p>
          </table:table-cell>
          <table:table-cell table:style-name="ACE-0" office:value-type="float" office:value="6.4399999999999977">
            <text:p>6.44</text:p>
          </table:table-cell>
          <table:table-cell table:style-name="ACE-0" office:value-type="float" office:value="6.4399999999999977">
            <text:p>6.439999999999998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200">
            <text:p>61200</text:p>
          </table:table-cell>
          <table:table-cell table:style-name="ACE-3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629999999999995">
            <text:p>−83.63</text:p>
          </table:table-cell>
          <table:table-cell table:style-name="ACE-0" office:value-type="float" office:value="7.6500000000000057">
            <text:p>7.65000000000001</text:p>
          </table:table-cell>
          <table:table-cell table:style-name="ACE-0" office:value-type="float" office:value="7.6500000000000057">
            <text:p>7.650000000000006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6200">
            <text:p>66200</text:p>
          </table:table-cell>
          <table:table-cell table:style-name="ACE-3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7.630000000000003">
            <text:p>−47.63</text:p>
          </table:table-cell>
          <table:table-cell table:style-name="ACE-0" office:value-type="float" office:value="8.1500000000000128">
            <text:p>8.15000000000001</text:p>
          </table:table-cell>
          <table:table-cell table:style-name="ACE-0" office:value-type="float" office:value="8.1500000000000128">
            <text:p>8.150000000000013</text:p>
          </table:table-cell>
          <table:table-cell table:style-name="ACE-0" office:value-type="string">
            <text:p>OmuraEtal2000,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7600">
            <text:p>67600</text:p>
          </table:table-cell>
          <table:table-cell table:style-name="ACE-3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8.019999999999982">
            <text:p>−98.02</text:p>
          </table:table-cell>
          <table:table-cell table:style-name="ACE-0" office:value-type="float" office:value="8.460000000000008">
            <text:p>8.46000000000001</text:p>
          </table:table-cell>
          <table:table-cell table:style-name="ACE-0" office:value-type="float" office:value="8.460000000000008">
            <text:p>8.460000000000008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74900">
            <text:p>74900</text:p>
          </table:table-cell>
          <table:table-cell table:style-name="ACE-3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420000000000016">
            <text:p>−70.42</text:p>
          </table:table-cell>
          <table:table-cell table:style-name="ACE-0" office:value-type="float" office:value="9.0200000000000102">
            <text:p>9.02000000000001</text:p>
          </table:table-cell>
          <table:table-cell table:style-name="ACE-0" office:value-type="float" office:value="9.0200000000000102">
            <text:p>9.0200000000000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6100">
            <text:p>56100</text:p>
          </table:table-cell>
          <table:table-cell table:style-name="ACE-3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2.460000000000008">
            <text:p>−72.46</text:p>
          </table:table-cell>
          <table:table-cell table:style-name="ACE-0" office:value-type="float" office:value="7.1400000000000006">
            <text:p>7.14</text:p>
          </table:table-cell>
          <table:table-cell table:style-name="ACE-0" office:value-type="float" office:value="7.1400000000000006">
            <text:p>7.14000000000000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2400">
            <text:p>62400</text:p>
          </table:table-cell>
          <table:table-cell table:style-name="ACE-3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.159999999999997">
            <text:p>−78.16</text:p>
          </table:table-cell>
          <table:table-cell table:style-name="ACE-0" office:value-type="float" office:value="7.5999999999999943">
            <text:p>7.59999999999999</text:p>
          </table:table-cell>
          <table:table-cell table:style-name="ACE-0" office:value-type="float" office:value="7.5999999999999943">
            <text:p>7.59999999999999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300">
            <text:p>54300</text:p>
          </table:table-cell>
          <table:table-cell table:style-name="ACE-3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379999999999995">
            <text:p>−74.38</text:p>
          </table:table-cell>
          <table:table-cell table:style-name="ACE-0" office:value-type="float" office:value="6.6200000000000045">
            <text:p>6.620000000000005</text:p>
          </table:table-cell>
          <table:table-cell table:style-name="ACE-0" office:value-type="float" office:value="6.6200000000000045">
            <text:p>6.62000000000000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800">
            <text:p>61800</text:p>
          </table:table-cell>
          <table:table-cell table:style-name="ACE-3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219999999999999">
            <text:p>−85.22</text:p>
          </table:table-cell>
          <table:table-cell table:style-name="ACE-0" office:value-type="float" office:value="8.9000000000000057">
            <text:p>8.90000000000001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300">
            <text:p>51300</text:p>
          </table:table-cell>
          <table:table-cell table:style-name="ACE-3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269999999999996">
            <text:p>−69.27</text:p>
          </table:table-cell>
          <table:table-cell table:style-name="ACE-0" office:value-type="float" office:value="6.1500000000000057">
            <text:p>6.15000000000001</text:p>
          </table:table-cell>
          <table:table-cell table:style-name="ACE-0" office:value-type="float" office:value="6.1500000000000057">
            <text:p>6.15000000000000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5000">
            <text:p>65000</text:p>
          </table:table-cell>
          <table:table-cell table:style-name="ACE-3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0.590000000000003">
            <text:p>−60.59</text:p>
          </table:table-cell>
          <table:table-cell table:style-name="ACE-0" office:value-type="float" office:value="8.0300000000000153">
            <text:p>8.03000000000002</text:p>
          </table:table-cell>
          <table:table-cell table:style-name="ACE-0" office:value-type="float" office:value="8.0300000000000153">
            <text:p>8.03000000000001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3700">
            <text:p>63700</text:p>
          </table:table-cell>
          <table:table-cell table:style-name="ACE-3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38000000000001">
            <text:p>−73.38</text:p>
          </table:table-cell>
          <table:table-cell table:style-name="ACE-0" office:value-type="float" office:value="7.9000000000000057">
            <text:p>7.90000000000001</text:p>
          </table:table-cell>
          <table:table-cell table:style-name="ACE-0" office:value-type="float" office:value="7.9000000000000057">
            <text:p>7.90000000000000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6500">
            <text:p>56500</text:p>
          </table:table-cell>
          <table:table-cell table:style-name="ACE-3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129999999999995">
            <text:p>−73.13</text:p>
          </table:table-cell>
          <table:table-cell table:style-name="ACE-0" office:value-type="float" office:value="7.0100000000000051">
            <text:p>7.01000000000001</text:p>
          </table:table-cell>
          <table:table-cell table:style-name="ACE-0" office:value-type="float" office:value="7.0100000000000051">
            <text:p>7.01000000000000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000">
            <text:p>61000</text:p>
          </table:table-cell>
          <table:table-cell table:style-name="ACE-3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799999999999997">
            <text:p>−92.8</text:p>
          </table:table-cell>
          <table:table-cell table:style-name="ACE-0" office:value-type="float" office:value="7.8000000000000114">
            <text:p>7.80000000000001</text:p>
          </table:table-cell>
          <table:table-cell table:style-name="ACE-0" office:value-type="float" office:value="7.8000000000000114">
            <text:p>7.800000000000011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4500">
            <text:p>64500</text:p>
          </table:table-cell>
          <table:table-cell table:style-name="ACE-3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9.75">
            <text:p>−99.75</text:p>
          </table:table-cell>
          <table:table-cell table:style-name="ACE-0" office:value-type="float" office:value="8.1500000000000057">
            <text:p>8.15000000000001</text:p>
          </table:table-cell>
          <table:table-cell table:style-name="ACE-0" office:value-type="float" office:value="8.1500000000000057">
            <text:p>8.150000000000006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2300">
            <text:p>52300</text:p>
          </table:table-cell>
          <table:table-cell table:style-name="ACE-3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989999999999995">
            <text:p>−66.99</text:p>
          </table:table-cell>
          <table:table-cell table:style-name="ACE-0" office:value-type="float" office:value="6.5900000000000034">
            <text:p>6.59</text:p>
          </table:table-cell>
          <table:table-cell table:style-name="ACE-0" office:value-type="float" office:value="6.5900000000000034">
            <text:p>6.590000000000003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400">
            <text:p>61400</text:p>
          </table:table-cell>
          <table:table-cell table:style-name="ACE-3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459999999999994">
            <text:p>−77.4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2000">
            <text:p>42000</text:p>
          </table:table-cell>
          <table:table-cell table:style-name="ACE-3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699999999999996">
            <text:p>−43.7</text:p>
          </table:table-cell>
          <table:table-cell table:style-name="ACE-0" office:value-type="float" office:value="9.3000000000000043">
            <text:p>9.3</text:p>
          </table:table-cell>
          <table:table-cell table:style-name="ACE-0" office:value-type="float" office:value="9.3000000000000043">
            <text:p>9.30000000000000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5000">
            <text:p>55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700000000000003">
            <text:p>−67.7</text:p>
          </table:table-cell>
          <table:table-cell table:style-name="ACE-0" office:value-type="float" office:value="8.9000000000000057">
            <text:p>8.90000000000001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38000">
            <text:p>38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799999999999997">
            <text:p>−39.8</text:p>
          </table:table-cell>
          <table:table-cell table:style-name="ACE-0" office:value-type="float" office:value="7.2000000000000028">
            <text:p>7.2</text:p>
          </table:table-cell>
          <table:table-cell table:style-name="ACE-0" office:value-type="float" office:value="7.2000000000000028">
            <text:p>7.20000000000000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000">
            <text:p>54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999999999999993">
            <text:p>−52</text:p>
          </table:table-cell>
          <table:table-cell table:style-name="ACE-0" office:value-type="float" office:value="8.8000000000000043">
            <text:p>8.8</text:p>
          </table:table-cell>
          <table:table-cell table:style-name="ACE-0" office:value-type="float" office:value="8.8000000000000043">
            <text:p>8.80000000000000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39000">
            <text:p>39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5">
            <text:p>−38.5</text:p>
          </table:table-cell>
          <table:table-cell table:style-name="ACE-0" office:value-type="float" office:value="7.2999999999999972">
            <text:p>7.3</text:p>
          </table:table-cell>
          <table:table-cell table:style-name="ACE-0" office:value-type="float" office:value="7.2999999999999972">
            <text:p>7.299999999999997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000">
            <text:p>54000</text:p>
          </table:table-cell>
          <table:table-cell table:style-name="ACE-3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200000000000003">
            <text:p>−52.2</text:p>
          </table:table-cell>
          <table:table-cell table:style-name="ACE-0" office:value-type="float" office:value="12.200000000000003">
            <text:p>12.2</text:p>
          </table:table-cell>
          <table:table-cell table:style-name="ACE-0" office:value-type="float" office:value="12.200000000000003">
            <text:p>12.2</text:p>
          </table:table-cell>
          <table:table-cell table:style-name="ACE-0" office:value-type="string">
            <text:p>OmuraEtal2000,OmuraKonishi197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3000">
            <text:p>43000</text:p>
          </table:table-cell>
          <table:table-cell table:style-name="ACE-3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6.399999999999991">
            <text:p>−46.4</text:p>
          </table:table-cell>
          <table:table-cell table:style-name="ACE-0" office:value-type="float" office:value="9.4000000000000057">
            <text:p>9.40000000000001</text:p>
          </table:table-cell>
          <table:table-cell table:style-name="ACE-0" office:value-type="float" office:value="9.4000000000000057">
            <text:p>9.4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000">
            <text:p>50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5.200000000000003">
            <text:p>−35.2</text:p>
          </table:table-cell>
          <table:table-cell table:style-name="ACE-0" office:value-type="float" office:value="8.4000000000000057">
            <text:p>8.40000000000001</text:p>
          </table:table-cell>
          <table:table-cell table:style-name="ACE-0" office:value-type="float" office:value="8.4000000000000057">
            <text:p>8.4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000">
            <text:p>50000</text:p>
          </table:table-cell>
          <table:table-cell table:style-name="ACE-3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5.299999999999997">
            <text:p>−75.3</text:p>
          </table:table-cell>
          <table:table-cell table:style-name="ACE-0" office:value-type="float" office:value="10.100000000000009">
            <text:p>10.10000000000001</text:p>
          </table:table-cell>
          <table:table-cell table:style-name="ACE-0" office:value-type="float" office:value="10.100000000000009">
            <text:p>10.1000000000000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3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900000000000006">
            <text:p>−76.9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8.5">
            <text:p>8.5</text:p>
          </table:table-cell>
          <table:table-cell table:style-name="ACE-0" office:value-type="string">
            <text:p>OmuraEtal2000,KonishiEtal1974</text:p>
          </table:table-cell>
          <table:table-cell table:style-name="ACE-0"/>
          <table:table-cell table:number-columns-repeated="239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1">
          <gnm:selection gnm:start-col="13" gnm:start-row="1" gnm:end-col="13" gnm:end-row="39"/>
        </gnm:selections>
      </table:table>
      <table:table table:name="data" table:style-name="ta-1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/>
        <table:table-column table:default-cell-style-name="ACE-4" table:style-name="ACOL-3"/>
        <table:table-column table:default-cell-style-name="ACE-4" table:style-name="ACOL-4"/>
        <table:table-column table:default-cell-style-name="ACE-4" table:style-name="ACOL-5"/>
        <table:table-column table:default-cell-style-name="ACE-6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7"/>
        <table:table-column table:default-cell-style-name="ACE-4" table:style-name="ACOL-9"/>
        <table:table-column table:default-cell-style-name="ACE-4" table:style-name="ACOL-7" table:number-columns-repeated="2"/>
        <table:table-column table:default-cell-style-name="ACE-4" table:style-name="ACOL-10" table:number-columns-repeated="3"/>
        <table:table-column table:default-cell-style-name="ACE-4" table:style-name="ACOL-11"/>
        <table:table-column table:default-cell-style-name="ACE-4" table:style-name="ACOL-7"/>
        <table:table-column table:default-cell-style-name="ACE-4" table:style-name="ACOL-13"/>
        <table:table-column table:default-cell-style-name="ACE-4" table:style-name="ACOL-14"/>
        <table:table-column table:default-cell-style-name="ACE-4" table:style-name="ACOL-15"/>
        <table:table-column table:default-cell-style-name="ACE-4" table:style-name="ACOL-0" table:number-columns-repeated="236"/>
        <table:table-row table:style-name="AROW-1">
          <table:table-cell table:style-name="ACE-4" office:value-type="string">
            <text:p>Region</text:p>
          </table:table-cell>
          <table:table-cell table:style-name="ACE-4" office:value-type="string">
            <text:p>Dating_Method</text:p>
          </table:table-cell>
          <table:table-cell table:style-name="ACE-4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urve</text:p>
          </table:table-cell>
          <table:table-cell table:style-name="ACE-4" office:value-type="string">
            <text:p>Reservoir_age</text:p>
          </table:table-cell>
          <table:table-cell table:style-name="ACE-4" office:value-type="string">
            <text:p>Reservoir_error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4" office:value-type="string">
            <text:p>Reference</text:p>
          </table:table-cell>
          <table:table-cell table:style-name="ACE-4" office:value-type="string">
            <text:p>comment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4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6200">
            <text:p>662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47.630000000000003">
            <text:p>−47.63</text:p>
          </table:table-cell>
          <table:table-cell table:style-name="ACE-4" office:value-type="float" office:value="8.1500000000000128">
            <text:p>8.15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04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6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300">
            <text:p>67300</text:p>
          </table:table-cell>
          <table:table-cell table:style-name="ACE-6" office:value-type="float" office:value="1300">
            <text:p>1300</text:p>
          </table:table-cell>
          <table:table-cell table:style-name="ACE-4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49.539999999999992">
            <text:p>−49.54</text:p>
          </table:table-cell>
          <table:table-cell table:style-name="ACE-4" office:value-type="float" office:value="8.9399999999999977">
            <text:p>8.94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DT-06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35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800">
            <text:p>678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Cyph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0.459999999999994">
            <text:p>−50.45999999999999</text:p>
          </table:table-cell>
          <table:table-cell table:style-name="ACE-4" office:value-type="float" office:value="10.180000000000007">
            <text:p>10.18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AO351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3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74900">
            <text:p>749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Favia speciosa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0.420000000000016">
            <text:p>−70.42</text:p>
          </table:table-cell>
          <table:table-cell table:style-name="ACE-4" office:value-type="float" office:value="9.0200000000000102">
            <text:p>9.02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13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5000">
            <text:p>650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Favidae <text:s text:c="1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0.590000000000003">
            <text:p>−60.59</text:p>
          </table:table-cell>
          <table:table-cell table:style-name="ACE-4" office:value-type="float" office:value="8.0300000000000153">
            <text:p>8.03000000000002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21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3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2700">
            <text:p>627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1.680000000000007">
            <text:p>−71.68</text:p>
          </table:table-cell>
          <table:table-cell table:style-name="ACE-4" office:value-type="float" office:value="7.7999999999999972">
            <text:p>7.8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03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3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3700">
            <text:p>637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3.38000000000001">
            <text:p>−73.38</text:p>
          </table:table-cell>
          <table:table-cell table:style-name="ACE-4" office:value-type="float" office:value="7.9000000000000057">
            <text:p>7.90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23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6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6000">
            <text:p>66000</text:p>
          </table:table-cell>
          <table:table-cell table:style-name="ACE-6" office:value-type="float" office:value="1000">
            <text:p>1000</text:p>
          </table:table-cell>
          <table:table-cell table:style-name="ACE-4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7.299999999999997">
            <text:p>−77.3</text:p>
          </table:table-cell>
          <table:table-cell table:style-name="ACE-4" office:value-type="float" office:value="8.3000000000000114">
            <text:p>8.30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06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200">
            <text:p>612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Montastorea curt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83.629999999999995">
            <text:p>−83.63</text:p>
          </table:table-cell>
          <table:table-cell table:style-name="ACE-4" office:value-type="float" office:value="7.6500000000000057">
            <text:p>7.65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01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5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600">
            <text:p>67600</text:p>
          </table:table-cell>
          <table:table-cell table:style-name="ACE-6" office:value-type="float" office:value="1000">
            <text:p>1000</text:p>
          </table:table-cell>
          <table:table-cell table:style-name="ACE-4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98.019999999999982">
            <text:p>−98.02</text:p>
          </table:table-cell>
          <table:table-cell table:style-name="ACE-4" office:value-type="float" office:value="8.460000000000008">
            <text:p>8.46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05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2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9800">
            <text:p>698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Favites sp. <text:s text:c="10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/>
          <table:table-cell table:style-name="ACE-4" office:value-type="float" office:value="-99.25">
            <text:p>−99.25</text:p>
          </table:table-cell>
          <table:table-cell table:style-name="ACE-4" office:value-type="float" office:value="8.5100000000000051">
            <text:p>8.51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02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60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400">
            <text:p>614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/>
          <table:table-cell table:style-name="ACE-4" office:value-type="float" office:value="-77.459999999999994">
            <text:p>−77.46</text:p>
          </table:table-cell>
          <table:table-cell table:style-name="ACE-4" office:value-type="float" office:value="7.5">
            <text:p>7.5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S-60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5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2400">
            <text:p>624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Goni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/>
          <table:table-cell table:style-name="ACE-4" office:value-type="float" office:value="-78.159999999999997">
            <text:p>−78.16</text:p>
          </table:table-cell>
          <table:table-cell table:style-name="ACE-4" office:value-type="float" office:value="7.5999999999999943">
            <text:p>7.59999999999999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15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8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8700">
            <text:p>687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Platygyra sp.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/>
          <table:table-cell table:style-name="ACE-4" office:value-type="float" office:value="-93.870000000000005">
            <text:p>−93.87</text:p>
          </table:table-cell>
          <table:table-cell table:style-name="ACE-4" office:value-type="float" office:value="8.230000000000004">
            <text:p>8.23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18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6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2300">
            <text:p>523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/>
          <table:table-cell table:style-name="ACE-4" office:value-type="float" office:value="-66.989999999999995">
            <text:p>−66.99</text:p>
          </table:table-cell>
          <table:table-cell table:style-name="ACE-4" office:value-type="float" office:value="6.5900000000000034">
            <text:p>6.59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S-56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8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2400">
            <text:p>52400</text:p>
          </table:table-cell>
          <table:table-cell table:style-name="ACE-6" office:value-type="float" office:value="700">
            <text:p>700</text:p>
          </table:table-cell>
          <table:table-cell table:style-name="ACE-4" office:value-type="string">
            <text:p>Acropora sp. <text:s text:c="9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/>
          <table:table-cell table:style-name="ACE-4" office:value-type="float" office:value="-69.149999999999991">
            <text:p>−69.15</text:p>
          </table:table-cell>
          <table:table-cell table:style-name="ACE-4" office:value-type="float" office:value="6.4300000000000068">
            <text:p>6.43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S-58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0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300">
            <text:p>51300</text:p>
          </table:table-cell>
          <table:table-cell table:style-name="ACE-6" office:value-type="float" office:value="600">
            <text:p>6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9.269999999999996">
            <text:p>−69.27</text:p>
          </table:table-cell>
          <table:table-cell table:style-name="ACE-4" office:value-type="float" office:value="6.1500000000000057">
            <text:p>6.15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20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6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700">
            <text:p>51700</text:p>
          </table:table-cell>
          <table:table-cell table:style-name="ACE-6" office:value-type="float" office:value="600">
            <text:p>6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9.950000000000003">
            <text:p>−69.95</text:p>
          </table:table-cell>
          <table:table-cell table:style-name="ACE-4" office:value-type="float" office:value="6.1900000000000119">
            <text:p>6.19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16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9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800">
            <text:p>61800</text:p>
          </table:table-cell>
          <table:table-cell table:style-name="ACE-6" office:value-type="float" office:value="1600">
            <text:p>1600</text:p>
          </table:table-cell>
          <table:table-cell table:style-name="ACE-4" office:value-type="string">
            <text:p>Favia pallida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85.219999999999999">
            <text:p>−85.22</text:p>
          </table:table-cell>
          <table:table-cell table:style-name="ACE-4" office:value-type="float" office:value="8.9000000000000057">
            <text:p>8.90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19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7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300">
            <text:p>54300</text:p>
          </table:table-cell>
          <table:table-cell table:style-name="ACE-6" office:value-type="float" office:value="700">
            <text:p>7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4.379999999999995">
            <text:p>−74.38</text:p>
          </table:table-cell>
          <table:table-cell table:style-name="ACE-4" office:value-type="float" office:value="6.6200000000000045">
            <text:p>6.620000000000005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17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4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6100">
            <text:p>561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2.460000000000008">
            <text:p>−72.46</text:p>
          </table:table-cell>
          <table:table-cell table:style-name="ACE-4" office:value-type="float" office:value="7.1400000000000006">
            <text:p>7.14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14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7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6500">
            <text:p>565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3.129999999999995">
            <text:p>−73.13</text:p>
          </table:table-cell>
          <table:table-cell table:style-name="ACE-4" office:value-type="float" office:value="7.0100000000000051">
            <text:p>7.01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style-name="ACE-4"/>
          <table:table-cell table:style-name="ACE-4" office:value-type="string">
            <text:p>KM-27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6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9000">
            <text:p>590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8.379999999999995">
            <text:p>−78.38</text:p>
          </table:table-cell>
          <table:table-cell table:style-name="ACE-4" office:value-type="float" office:value="7.2600000000000051">
            <text:p>7.26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26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5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3300">
            <text:p>633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7.699999999999989">
            <text:p>−67.7</text:p>
          </table:table-cell>
          <table:table-cell table:style-name="ACE-4" office:value-type="float" office:value="7.8600000000000136">
            <text:p>7.86000000000001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25 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4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2600">
            <text:p>52600</text:p>
          </table:table-cell>
          <table:table-cell table:style-name="ACE-6" office:value-type="float" office:value="1400">
            <text:p>1400</text:p>
          </table:table-cell>
          <table:table-cell table:style-name="ACE-4" office:value-type="string">
            <text:p>Alveopora sp.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49.560000000000002">
            <text:p>−49.56</text:p>
          </table:table-cell>
          <table:table-cell table:style-name="ACE-4" office:value-type="float" office:value="7.6400000000000006">
            <text:p>7.64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24 </text:p>
          </table:table-cell>
          <table:table-cell table:number-columns-repeated="237" table:style-name="ACE-4"/>
        </table:table-row>
        <table:table-row table:style-name="AROW-1">
          <table:table-cell table:number-columns-repeated="2" table:style-name="ACE-4"/>
          <table:table-cell table:style-name="ACE-4" office:value-type="string">
            <text:p>KM-09 </text:p>
          </table:table-cell>
          <table:table-cell table:number-columns-repeated="2" table:style-name="ACE-5"/>
          <table:table-cell table:style-name="ACE-6" office:value-type="float" office:value="389000">
            <text:p>389000</text:p>
          </table:table-cell>
          <table:table-cell table:style-name="ACE-6" office:value-type="float" office:value="40000">
            <text:p>40000</text:p>
          </table:table-cell>
          <table:table-cell table:style-name="ACE-4" office:value-type="string">
            <text:p>Acropora gemmifera <text:s text:c="3"/></text:p>
          </table:table-cell>
          <table:table-cell table:style-name="ACE-4" office:value-type="float" office:value="0">
            <text:p>0</text:p>
          </table:table-cell>
          <table:table-cell table:number-columns-repeated="4" table:style-name="ACE-4"/>
          <table:table-cell table:style-name="ACE-4" office:value-type="float" office:value="-628.29999999999995">
            <text:p>−628.3</text:p>
          </table:table-cell>
          <table:table-cell table:style-name="ACE-4" office:value-type="float" office:value="106.90000000000009">
            <text:p>106.90000000000009</text:p>
          </table:table-cell>
          <table:table-cell table:style-name="ACE-4"/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09 </text:p>
          </table:table-cell>
          <table:table-cell table:number-columns-repeated="237" table:style-name="ACE-4"/>
        </table:table-row>
        <table:table-row table:style-name="AROW-1">
          <table:table-cell table:number-columns-repeated="2" table:style-name="ACE-4"/>
          <table:table-cell table:style-name="ACE-4" office:value-type="string">
            <text:p>KM-11 </text:p>
          </table:table-cell>
          <table:table-cell table:number-columns-repeated="2" table:style-name="ACE-5"/>
          <table:table-cell table:style-name="ACE-6" office:value-type="float" office:value="475000">
            <text:p>475000</text:p>
          </table:table-cell>
          <table:table-cell table:style-name="ACE-6" office:value-type="float" office:value="124000">
            <text:p>124000</text:p>
          </table:table-cell>
          <table:table-cell table:style-name="ACE-4" office:value-type="string">
            <text:p>Acropora palifera <text:s text:c="4"/></text:p>
          </table:table-cell>
          <table:table-cell table:number-columns-repeated="5" table:style-name="ACE-4"/>
          <table:table-cell table:style-name="ACE-4" office:value-type="float" office:value="-784.89999999999998">
            <text:p>−784.9</text:p>
          </table:table-cell>
          <table:table-cell table:style-name="ACE-4" office:value-type="float" office:value="258.30000000000007">
            <text:p>258.30000000000007</text:p>
          </table:table-cell>
          <table:table-cell table:style-name="ACE-4"/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11 </text:p>
          </table:table-cell>
          <table:table-cell table:number-columns-repeated="237" table:style-name="ACE-4"/>
        </table:table-row>
        <table:table-row table:style-name="AROW-1">
          <table:table-cell table:number-columns-repeated="2" table:style-name="ACE-4"/>
          <table:table-cell table:style-name="ACE-4" office:value-type="string">
            <text:p>KM-08 </text:p>
          </table:table-cell>
          <table:table-cell table:number-columns-repeated="2" table:style-name="ACE-5"/>
          <table:table-cell table:style-name="ACE-6" office:value-type="string">
            <text:p><text:s text:c="6"/></text:p>
          </table:table-cell>
          <table:table-cell table:style-name="ACE-6" office:value-type="string">
            <text:p><text:s text:c="3"/></text:p>
          </table:table-cell>
          <table:table-cell table:style-name="ACE-4" office:value-type="string">
            <text:p>Acropora gemmifera <text:s text:c="3"/></text:p>
          </table:table-cell>
          <table:table-cell table:number-columns-repeated="5" table:style-name="ACE-4"/>
          <table:table-cell table:style-name="ACE-4" gnm:error-value="#VALUE!" table:formula="of:=#VALUE!" office:value-type="string" office:string-value="#VALUE!">
            <text:p>#VALUE!</text:p>
          </table:table-cell>
          <table:table-cell table:style-name="ACE-4" gnm:error-value="#VALUE!" table:formula="of:=#VALUE!" office:value-type="string" office:string-value="#VALUE!">
            <text:p>#VALUE!</text:p>
          </table:table-cell>
          <table:table-cell table:style-name="ACE-4"/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08 </text:p>
          </table:table-cell>
          <table:table-cell table:number-columns-repeated="237" table:style-name="ACE-4"/>
        </table:table-row>
        <table:table-row table:style-name="AROW-1">
          <table:table-cell table:number-columns-repeated="2" table:style-name="ACE-4"/>
          <table:table-cell table:style-name="ACE-4" office:value-type="string">
            <text:p>KM-10 </text:p>
          </table:table-cell>
          <table:table-cell table:number-columns-repeated="2" table:style-name="ACE-5"/>
          <table:table-cell table:style-name="ACE-6" office:value-type="string">
            <text:p><text:s text:c="6"/></text:p>
          </table:table-cell>
          <table:table-cell table:style-name="ACE-6" office:value-type="string">
            <text:p><text:s text:c="3"/></text:p>
          </table:table-cell>
          <table:table-cell table:style-name="ACE-4" office:value-type="string">
            <text:p>Acropora palifera <text:s text:c="4"/></text:p>
          </table:table-cell>
          <table:table-cell table:number-columns-repeated="5" table:style-name="ACE-4"/>
          <table:table-cell table:style-name="ACE-4" gnm:error-value="#VALUE!" table:formula="of:=#VALUE!" office:value-type="string" office:string-value="#VALUE!">
            <text:p>#VALUE!</text:p>
          </table:table-cell>
          <table:table-cell table:style-name="ACE-4" gnm:error-value="#VALUE!" table:formula="of:=#VALUE!" office:value-type="string" office:string-value="#VALUE!">
            <text:p>#VALUE!</text:p>
          </table:table-cell>
          <table:table-cell table:style-name="ACE-4"/>
          <table:table-cell table:style-name="ACE-4" office:value-type="string">
            <text:p>unreliable</text:p>
          </table:table-cell>
          <table:table-cell table:style-name="ACE-4"/>
          <table:table-cell table:style-name="ACE-4" office:value-type="string">
            <text:p>KM-10 </text:p>
          </table:table-cell>
          <table:table-cell table:number-columns-repeated="237" table:style-name="ACE-4"/>
        </table:table-row>
        <table:table-row table:style-name="AROW-1" table:number-rows-repeated="2">
          <table:table-cell table:number-columns-repeated="3" table:style-name="ACE-4"/>
          <table:table-cell table:number-columns-repeated="2" table:style-name="ACE-5"/>
          <table:table-cell table:number-columns-repeated="2" table:style-name="ACE-6"/>
          <table:table-cell table:number-columns-repeated="24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4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38000">
            <text:p>38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39.799999999999997">
            <text:p>−39.8</text:p>
          </table:table-cell>
          <table:table-cell table:style-name="ACE-4" office:value-type="float" office:value="7.2000000000000028">
            <text:p>7.200000000000003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045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39000">
            <text:p>39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38.5">
            <text:p>−38.5</text:p>
          </table:table-cell>
          <table:table-cell table:style-name="ACE-4" office:value-type="float" office:value="7.2999999999999972">
            <text:p>7.299999999999997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051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9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1000">
            <text:p>41000</text:p>
          </table:table-cell>
          <table:table-cell table:style-name="ACE-6" office:value-type="float" office:value="4000">
            <text:p>4000</text:p>
          </table:table-cell>
          <table:table-cell table:style-name="ACE-4" office:value-type="string">
            <text:p>Galax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0.099999999999994">
            <text:p>−50.09999999999999</text:p>
          </table:table-cell>
          <table:table-cell table:style-name="ACE-4" office:value-type="float" office:value="10.900000000000006">
            <text:p>10.900000000000006</text:p>
          </table:table-cell>
          <table:table-cell table:style-name="ACE-4" office:value-type="string">
            <text:p>OmuraEtal2000,OmuraEtal1985</text:p>
          </table:table-cell>
          <table:table-cell table:number-columns-repeated="2" table:style-name="ACE-4"/>
          <table:table-cell table:style-name="ACE-4" office:value-type="string">
            <text:p>AO092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3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2000">
            <text:p>42000</text:p>
          </table:table-cell>
          <table:table-cell table:style-name="ACE-6" office:value-type="float" office:value="3000">
            <text:p>3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43.699999999999996">
            <text:p>−43.7</text:p>
          </table:table-cell>
          <table:table-cell table:style-name="ACE-4" office:value-type="float" office:value="9.3000000000000043">
            <text:p>9.300000000000004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037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3000">
            <text:p>43000</text:p>
          </table:table-cell>
          <table:table-cell table:style-name="ACE-6" office:value-type="float" office:value="3000">
            <text:p>3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46.399999999999991">
            <text:p>−46.39999999999999</text:p>
          </table:table-cell>
          <table:table-cell table:style-name="ACE-4" office:value-type="float" office:value="9.4000000000000057">
            <text:p>9.400000000000006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055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24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5000">
            <text:p>45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Por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1.700000000000003">
            <text:p>−51.7</text:p>
          </table:table-cell>
          <table:table-cell table:style-name="ACE-4" office:value-type="float" office:value="7.9000000000000057">
            <text:p>7.900000000000006</text:p>
          </table:table-cell>
          <table:table-cell table:style-name="ACE-4" office:value-type="string">
            <text:p>OmuraEtal2000,Omura1988</text:p>
          </table:table-cell>
          <table:table-cell table:number-columns-repeated="2" table:style-name="ACE-4"/>
          <table:table-cell table:style-name="ACE-4" office:value-type="string">
            <text:p>A0247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09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6000">
            <text:p>46000</text:p>
          </table:table-cell>
          <table:table-cell table:style-name="ACE-6" office:value-type="float" office:value="5000">
            <text:p>5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3.699999999999996">
            <text:p>−53.7</text:p>
          </table:table-cell>
          <table:table-cell table:style-name="ACE-4" office:value-type="float" office:value="13.100000000000001">
            <text:p>13.100000000000001</text:p>
          </table:table-cell>
          <table:table-cell table:style-name="ACE-4" office:value-type="string">
            <text:p>OmuraEtal2000,OmuraEtal1985</text:p>
          </table:table-cell>
          <table:table-cell table:number-columns-repeated="2" table:style-name="ACE-4"/>
          <table:table-cell table:style-name="ACE-4" office:value-type="string">
            <text:p>A0090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7300">
            <text:p>47300</text:p>
          </table:table-cell>
          <table:table-cell table:style-name="ACE-6" office:value-type="float" office:value="700">
            <text:p>700</text:p>
          </table:table-cell>
          <table:table-cell table:style-name="ACE-4" office:value-type="string">
            <text:p>Acro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2.479999999999997">
            <text:p>−62.48</text:p>
          </table:table-cell>
          <table:table-cell table:style-name="ACE-4" office:value-type="float" office:value="5.9200000000000088">
            <text:p>5.920000000000009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DT-04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446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9100">
            <text:p>49100</text:p>
          </table:table-cell>
          <table:table-cell table:style-name="ACE-6" office:value-type="float" office:value="600">
            <text:p>600</text:p>
          </table:table-cell>
          <table:table-cell table:style-name="ACE-4" office:value-type="string">
            <text:p>Ples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5.530000000000001">
            <text:p>−65.53</text:p>
          </table:table-cell>
          <table:table-cell table:style-name="ACE-4" office:value-type="float" office:value="5.9300000000000068">
            <text:p>5.930000000000007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A0446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7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000">
            <text:p>50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35.200000000000003">
            <text:p>−35.2</text:p>
          </table:table-cell>
          <table:table-cell table:style-name="ACE-4" office:value-type="float" office:value="8.4000000000000057">
            <text:p>8.400000000000006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078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12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000">
            <text:p>50000</text:p>
          </table:table-cell>
          <table:table-cell table:style-name="ACE-6" office:value-type="float" office:value="3000">
            <text:p>3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5.299999999999997">
            <text:p>−75.3</text:p>
          </table:table-cell>
          <table:table-cell table:style-name="ACE-4" office:value-type="float" office:value="10.100000000000009">
            <text:p>10.100000000000009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121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800">
            <text:p>508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Gon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4.439999999999998">
            <text:p>−54.44</text:p>
          </table:table-cell>
          <table:table-cell table:style-name="ACE-4" office:value-type="float" office:value="6.4399999999999977">
            <text:p>6.439999999999998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DT-07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6" office:value-type="float" office:value="700">
            <text:p>7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4.769999999999996">
            <text:p>−54.77</text:p>
          </table:table-cell>
          <table:table-cell table:style-name="ACE-4" office:value-type="float" office:value="6.2900000000000063">
            <text:p>6.290000000000006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DT-05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12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6.900000000000006">
            <text:p>−76.9</text:p>
          </table:table-cell>
          <table:table-cell table:style-name="ACE-4" office:value-type="float" office:value="8.5">
            <text:p>8.5</text:p>
          </table:table-cell>
          <table:table-cell table:style-name="ACE-4" office:value-type="string">
            <text:p>OmuraEtal2000,KonishiEtal1974</text:p>
          </table:table-cell>
          <table:table-cell table:number-columns-repeated="2" table:style-name="ACE-4"/>
          <table:table-cell table:style-name="ACE-4" office:value-type="string">
            <text:p>OA122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8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6" office:value-type="float" office:value="3000">
            <text:p>3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2">
            <text:p>−62</text:p>
          </table:table-cell>
          <table:table-cell table:style-name="ACE-4" office:value-type="float" office:value="10.200000000000003">
            <text:p>10.200000000000003</text:p>
          </table:table-cell>
          <table:table-cell table:style-name="ACE-4" office:value-type="string">
            <text:p>OmuraEtal2000,OmuraEtal1985</text:p>
          </table:table-cell>
          <table:table-cell table:number-columns-repeated="2" table:style-name="ACE-4"/>
          <table:table-cell table:style-name="ACE-4" office:value-type="string">
            <text:p>AO088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9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6" office:value-type="float" office:value="4000">
            <text:p>4000</text:p>
          </table:table-cell>
          <table:table-cell table:style-name="ACE-4" office:value-type="string">
            <text:p>Gon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2.099999999999994">
            <text:p>−62.09999999999999</text:p>
          </table:table-cell>
          <table:table-cell table:style-name="ACE-4" office:value-type="float" office:value="11.900000000000006">
            <text:p>11.900000000000006</text:p>
          </table:table-cell>
          <table:table-cell table:style-name="ACE-4" office:value-type="string">
            <text:p>OmuraEtal2000,OmuraEtal1985</text:p>
          </table:table-cell>
          <table:table-cell table:number-columns-repeated="2" table:style-name="ACE-4"/>
          <table:table-cell table:style-name="ACE-4" office:value-type="string">
            <text:p>AO091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6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2300">
            <text:p>523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Symphyll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8.989999999999995">
            <text:p>−68.99</text:p>
          </table:table-cell>
          <table:table-cell table:style-name="ACE-4" office:value-type="float" office:value="6.5900000000000034">
            <text:p>6.590000000000003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S-56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2400">
            <text:p>52400</text:p>
          </table:table-cell>
          <table:table-cell table:style-name="ACE-6" office:value-type="float" office:value="700">
            <text:p>700</text:p>
          </table:table-cell>
          <table:table-cell table:style-name="ACE-4" office:value-type="string">
            <text:p>Acro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7.149999999999991">
            <text:p>−67.14999999999999</text:p>
          </table:table-cell>
          <table:table-cell table:style-name="ACE-4" office:value-type="float" office:value="6.4300000000000068">
            <text:p>6.430000000000007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S-58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000">
            <text:p>54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1.999999999999993">
            <text:p>−51.99999999999999</text:p>
          </table:table-cell>
          <table:table-cell table:style-name="ACE-4" office:value-type="float" office:value="8.8000000000000043">
            <text:p>8.800000000000004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050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000">
            <text:p>54000</text:p>
          </table:table-cell>
          <table:table-cell table:style-name="ACE-6" office:value-type="float" office:value="4000">
            <text:p>4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2.200000000000003">
            <text:p>−52.2</text:p>
          </table:table-cell>
          <table:table-cell table:style-name="ACE-4" office:value-type="float" office:value="12.200000000000003">
            <text:p>12.200000000000003</text:p>
          </table:table-cell>
          <table:table-cell table:style-name="ACE-4" office:value-type="string">
            <text:p>OmuraEtal2000,OmuraKonishi1970</text:p>
          </table:table-cell>
          <table:table-cell table:number-columns-repeated="2" table:style-name="ACE-4"/>
          <table:table-cell table:style-name="ACE-4" office:value-type="string">
            <text:p>OA052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3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5000">
            <text:p>55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7.700000000000003">
            <text:p>−67.7</text:p>
          </table:table-cell>
          <table:table-cell table:style-name="ACE-4" office:value-type="float" office:value="8.9000000000000057">
            <text:p>8.900000000000006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OA038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15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5000">
            <text:p>550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8.700000000000003">
            <text:p>−68.7</text:p>
          </table:table-cell>
          <table:table-cell table:style-name="ACE-4" office:value-type="float" office:value="8.9000000000000057">
            <text:p>8.900000000000006</text:p>
          </table:table-cell>
          <table:table-cell table:style-name="ACE-4" office:value-type="string">
            <text:p>OmuraEtal2000,OmuraEtal1985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AO152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35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8200">
            <text:p>58200</text:p>
          </table:table-cell>
          <table:table-cell table:style-name="ACE-6" office:value-type="float" office:value="1700">
            <text:p>17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84.109999999999999">
            <text:p>−84.11</text:p>
          </table:table-cell>
          <table:table-cell table:style-name="ACE-4" office:value-type="float" office:value="8.710000000000008">
            <text:p>8.710000000000008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AO350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35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0400">
            <text:p>60400</text:p>
          </table:table-cell>
          <table:table-cell table:style-name="ACE-6" office:value-type="float" office:value="1600">
            <text:p>16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62.839999999999996">
            <text:p>−62.84</text:p>
          </table:table-cell>
          <table:table-cell table:style-name="ACE-4" office:value-type="float" office:value="8.7600000000000122">
            <text:p>8.760000000000012</text:p>
          </table:table-cell>
          <table:table-cell table:style-name="ACE-4" office:value-type="string">
            <text:p>OmuraEtal2000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A0354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3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000">
            <text:p>61000</text:p>
          </table:table-cell>
          <table:table-cell table:style-name="ACE-6" office:value-type="float" office:value="1000">
            <text:p>1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92.799999999999997">
            <text:p>−92.8</text:p>
          </table:table-cell>
          <table:table-cell table:style-name="ACE-4" office:value-type="float" office:value="7.8000000000000114">
            <text:p>7.800000000000011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S-37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200">
            <text:p>612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83.129999999999995">
            <text:p>−83.13</text:p>
          </table:table-cell>
          <table:table-cell table:style-name="ACE-4" office:value-type="float" office:value="7.6500000000000057">
            <text:p>7.650000000000006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M-01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6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400">
            <text:p>61400</text:p>
          </table:table-cell>
          <table:table-cell table:style-name="ACE-6" office:value-type="float" office:value="800">
            <text:p>800</text:p>
          </table:table-cell>
          <table:table-cell table:style-name="ACE-4" office:value-type="string">
            <text:p>Symphill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7.459999999999994">
            <text:p>−77.46</text:p>
          </table:table-cell>
          <table:table-cell table:style-name="ACE-4" office:value-type="float" office:value="7.5">
            <text:p>7.5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S-60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3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3800">
            <text:p>63800</text:p>
          </table:table-cell>
          <table:table-cell table:style-name="ACE-6" office:value-type="float" office:value="1100">
            <text:p>11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3.569999999999993">
            <text:p>−73.57</text:p>
          </table:table-cell>
          <table:table-cell table:style-name="ACE-4" office:value-type="float" office:value="8.25">
            <text:p>8.25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M-03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4500">
            <text:p>64500</text:p>
          </table:table-cell>
          <table:table-cell table:style-name="ACE-6" office:value-type="float" office:value="1000">
            <text:p>1000</text:p>
          </table:table-cell>
          <table:table-cell table:style-name="ACE-4" office:value-type="string">
            <text:p>Acro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99.75">
            <text:p>−99.75</text:p>
          </table:table-cell>
          <table:table-cell table:style-name="ACE-4" office:value-type="float" office:value="8.1500000000000057">
            <text:p>8.150000000000006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S-54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6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5200">
            <text:p>65200</text:p>
          </table:table-cell>
          <table:table-cell table:style-name="ACE-6" office:value-type="float" office:value="1900">
            <text:p>1900</text:p>
          </table:table-cell>
          <table:table-cell table:style-name="ACE-4" office:value-type="string">
            <text:p>Ples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76.030000000000001">
            <text:p>−76.03</text:p>
          </table:table-cell>
          <table:table-cell table:style-name="ACE-4" office:value-type="float" office:value="9.7500000000000142">
            <text:p>9.750000000000014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M-06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6200">
            <text:p>662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47.630000000000003">
            <text:p>−47.63</text:p>
          </table:table-cell>
          <table:table-cell table:style-name="ACE-4" office:value-type="float" office:value="8.1500000000000128">
            <text:p>8.150000000000013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M-04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6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300">
            <text:p>67300</text:p>
          </table:table-cell>
          <table:table-cell table:style-name="ACE-6" office:value-type="float" office:value="1300">
            <text:p>1300</text:p>
          </table:table-cell>
          <table:table-cell table:style-name="ACE-4" office:value-type="string">
            <text:p>Ples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49.539999999999992">
            <text:p>−49.53999999999999</text:p>
          </table:table-cell>
          <table:table-cell table:style-name="ACE-4" office:value-type="float" office:value="8.9399999999999977">
            <text:p>8.939999999999998</text:p>
          </table:table-cell>
          <table:table-cell table:style-name="ACE-4" office:value-type="string">
            <text:p>OmuraEtal2000</text:p>
          </table:table-cell>
          <table:table-cell table:style-name="ACE-4" office:value-type="string">
            <text:p>allochthonous</text:p>
          </table:table-cell>
          <table:table-cell table:style-name="ACE-4"/>
          <table:table-cell table:style-name="ACE-4" office:value-type="string">
            <text:p>DT-06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300">
            <text:p>673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96.5">
            <text:p>−96.5</text:p>
          </table:table-cell>
          <table:table-cell table:style-name="ACE-4" office:value-type="float" office:value="8.2600000000000051">
            <text:p>8.260000000000005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M-05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35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800">
            <text:p>67800</text:p>
          </table:table-cell>
          <table:table-cell table:style-name="ACE-6" office:value-type="float" office:value="2000">
            <text:p>2000</text:p>
          </table:table-cell>
          <table:table-cell table:style-name="ACE-4" office:value-type="string">
            <text:p>Cyph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50.459999999999994">
            <text:p>−50.45999999999999</text:p>
          </table:table-cell>
          <table:table-cell table:style-name="ACE-4" office:value-type="float" office:value="10.180000000000007">
            <text:p>10.180000000000007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AO351</text:p>
          </table:table-cell>
          <table:table-cell table:number-columns-repeated="237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9800">
            <text:p>69800</text:p>
          </table:table-cell>
          <table:table-cell table:style-name="ACE-6" office:value-type="float" office:value="900">
            <text:p>9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/>
          <table:table-cell table:style-name="ACE-4" office:value-type="float" office:value="-98.75">
            <text:p>−98.75</text:p>
          </table:table-cell>
          <table:table-cell table:style-name="ACE-4" office:value-type="float" office:value="8.5100000000000051">
            <text:p>8.510000000000005</text:p>
          </table:table-cell>
          <table:table-cell table:style-name="ACE-4" office:value-type="string">
            <text:p>OmuraEtal2000</text:p>
          </table:table-cell>
          <table:table-cell table:number-columns-repeated="2" table:style-name="ACE-4"/>
          <table:table-cell table:style-name="ACE-4" office:value-type="string">
            <text:p>KM-02</text:p>
          </table:table-cell>
          <table:table-cell table:number-columns-repeated="237" table:style-name="ACE-4"/>
        </table:table-row>
        <table:table-row table:style-name="AROW-1" table:number-rows-repeated="5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3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2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 table:number-rows-repeated="8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65446">
          <table:table-cell table:number-columns-repeated="256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">
          <gnm:selection gnm:start-col="0" gnm:start-row="1" gnm:end-col="16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ata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5-16T07:27:0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